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945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6102in"/>
    </style:style>
    <style:style style:name="co4" style:family="table-column">
      <style:table-column-properties fo:break-before="auto" style:column-width="0.439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1.05in"/>
    </style:style>
    <style:style style:name="co7" style:family="table-column">
      <style:table-column-properties fo:break-before="auto" style:column-width="0.6752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782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55in"/>
    </style:style>
    <style:style style:name="co12" style:family="table-column">
      <style:table-column-properties fo:break-before="auto" style:column-width="1.1165in"/>
    </style:style>
    <style:style style:name="co13" style:family="table-column">
      <style:table-column-properties fo:break-before="auto" style:column-width="1.2508in"/>
    </style:style>
    <style:style style:name="co14" style:family="table-column">
      <style:table-column-properties fo:break-before="auto" style:column-width="1.2236in"/>
    </style:style>
    <style:style style:name="co15" style:family="table-column">
      <style:table-column-properties fo:break-before="auto" style:column-width="1.4689in"/>
    </style:style>
    <style:style style:name="co16" style:family="table-column">
      <style:table-column-properties fo:break-before="auto" style:column-width="1.402in"/>
    </style:style>
    <style:style style:name="co17" style:family="table-column">
      <style:table-column-properties fo:break-before="auto" style:column-width="2.4654in"/>
    </style:style>
    <style:style style:name="co18" style:family="table-column">
      <style:table-column-properties fo:break-before="auto" style:column-width="3.6984in"/>
    </style:style>
    <style:style style:name="co19" style:family="table-column">
      <style:table-column-properties fo:break-before="auto" style:column-width="2.0902in"/>
    </style:style>
    <style:style style:name="co20" style:family="table-column">
      <style:table-column-properties fo:break-before="auto" style:column-width="2.0366in"/>
    </style:style>
    <style:style style:name="co21" style:family="table-column">
      <style:table-column-properties fo:break-before="auto" style:column-width="0.652in"/>
    </style:style>
    <style:style style:name="co22" style:family="table-column">
      <style:table-column-properties fo:break-before="auto" style:column-width="1.2146in"/>
    </style:style>
    <style:style style:name="co23" style:family="table-column">
      <style:table-column-properties fo:break-before="auto" style:column-width="1.152in"/>
    </style:style>
    <style:style style:name="co24" style:family="table-column">
      <style:table-column-properties fo:break-before="auto" style:column-width="1.3575in"/>
    </style:style>
    <style:style style:name="co25" style:family="table-column">
      <style:table-column-properties fo:break-before="auto" style:column-width="1.322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84in" fo:break-before="auto" style:use-optimal-row-height="true"/>
    </style:style>
    <style:style style:name="ro5" style:family="table-row">
      <style:table-row-properties style:row-height="0.22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 fo:border="0.06pt solid #000000"/>
    </style:style>
    <style:style style:name="ce4" style:family="table-cell" style:parent-style-name="Default">
      <style:table-cell-properties fo:background-color="#e6e6ff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99ccff" fo:border="0.06pt solid #000000"/>
    </style:style>
    <style:style style:name="ce6" style:family="table-cell" style:parent-style-name="Default">
      <style:table-cell-properties fo:background-color="#99ccff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ccff"/>
    </style:style>
    <style:style style:name="ce8" style:family="table-cell" style:parent-style-name="Default">
      <style:table-cell-properties fo:background-color="#ff3366"/>
    </style:style>
    <style:style style:name="ce9" style:family="table-cell" style:parent-style-name="Default">
      <style:table-cell-properties fo:background-color="#99ccff"/>
      <style:text-properties fo:color="#000000"/>
    </style:style>
    <style:style style:name="ce1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3366" fo:border="0.06pt solid #00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/>
      <style:paragraph-properties fo:text-align="end"/>
    </style:style>
    <style:style style:name="ce14" style:family="table-cell" style:parent-style-name="Default">
      <style:text-properties style:font-name="Nimbus Sans L" style:font-name-asian="Droid Sans Fallback" style:font-name-complex="FreeSans"/>
    </style:style>
    <style:style style:name="gr1" style:family="graphic">
      <style:graphic-properties draw:marker-start="Arrowhead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Тест без индекса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3" office:value-type="string">
            <text:p>Redis, 2.6.13-2, concurrency: 1</text:p>
          </table:table-cell>
          <table:table-cell table:style-name="ce3" table:number-columns-repeated="4"/>
          <table:table-cell table:number-columns-repeated="3"/>
        </table:table-row>
        <table:table-row table:style-name="ro1">
          <table:table-cell table:style-name="ce1" office:value-type="string">
            <text:p>Название теста</text:p>
          </table:table-cell>
          <table:table-cell table:style-name="ce3" office:value-type="string">
            <text:p>Время, с</text:p>
          </table:table-cell>
          <table:table-cell table:style-name="ce3" office:value-type="string">
            <text:p>CPU, %</text:p>
          </table:table-cell>
          <table:table-cell table:style-name="ce3" office:value-type="string">
            <text:p>CPU, user+system</text:p>
          </table:table-cell>
          <table:table-cell table:style-name="ce3" office:value-type="string">
            <text:p>I/O, read count</text:p>
          </table:table-cell>
          <table:table-cell table:style-name="ce3" office:value-type="string">
            <text:p>I/O, write count</text:p>
          </table:table-cell>
          <table:table-cell table:number-columns-repeated="3"/>
        </table:table-row>
        <table:table-row table:style-name="ro2">
          <table:table-cell table:style-name="ce2" office:value-type="string">
            <office:annotation draw:style-name="gr1" draw:text-style-name="P1" svg:width="1.1413in" svg:height="0.5965in" svg:x="3.1303in" svg:y="0in" draw:caption-point-x="-0.2402in" draw:caption-point-y="0.3815in">
              <dc:date>2013-06-11T00:00:00</dc:date>
              <text:p text:style-name="P1"><text:span text:style-name="T1">Вставка начального набора данных</text:span></text:p>
            </office:annotation>
            <text:p>Insert test(<text:span text:style-name="T2">вставка 100000 записей)</text:span></text:p>
          </table:table-cell>
          <table:table-cell table:style-name="ce4" office:value-type="string">
            <text:p>25.2</text:p>
          </table:table-cell>
          <table:table-cell table:style-name="ce4" office:value-type="float" office:value="25.28">
            <text:p>25.28</text:p>
          </table:table-cell>
          <table:table-cell table:style-name="ce4" office:value-type="float" office:value="31.33">
            <text:p>31.33</text:p>
          </table:table-cell>
          <table:table-cell table:style-name="ce4" office:value-type="float" office:value="35504797">
            <text:p>35504797</text:p>
          </table:table-cell>
          <table:table-cell table:style-name="ce4" office:value-type="float" office:value="7359284">
            <text:p>7359284</text:p>
          </table:table-cell>
          <table:table-cell table:number-columns-repeated="3"/>
        </table:table-row>
        <table:table-row table:style-name="ro2">
          <table:table-cell table:style-name="ce2" office:value-type="string">
            <office:annotation draw:style-name="gr1" draw:text-style-name="P1" svg:width="1.1413in" svg:height="0.7689in" svg:x="2.9028in" svg:y="1.1409in" draw:caption-point-x="-0.0126in" draw:caption-point-y="-0.563in">
              <dc:date>2013-06-11T00:00:00</dc:date>
              <text:p text:style-name="P1"><text:span text:style-name="T1">Тест на обновление добавленных данных</text:span></text:p>
            </office:annotation>
            <text:p>Update testt(<text:span text:style-name="T2">обновление 100000 записей)</text:span></text:p>
          </table:table-cell>
          <table:table-cell table:style-name="ce4" office:value-type="string">
            <text:p>25.7</text:p>
          </table:table-cell>
          <table:table-cell table:style-name="ce4" office:value-type="float" office:value="25.85">
            <text:p>25.85</text:p>
          </table:table-cell>
          <table:table-cell table:style-name="ce4" office:value-type="float" office:value="31.71">
            <text:p>31.71</text:p>
          </table:table-cell>
          <table:table-cell table:style-name="ce4" office:value-type="float" office:value="34140717">
            <text:p>34140717</text:p>
          </table:table-cell>
          <table:table-cell table:style-name="ce4" office:value-type="float" office:value="8243913">
            <text:p>8243913</text:p>
          </table:table-cell>
          <table:table-cell table:number-columns-repeated="3"/>
        </table:table-row>
        <table:table-row table:style-name="ro2">
          <table:table-cell table:style-name="ce2" office:value-type="string">
            <office:annotation draw:style-name="gr1" draw:text-style-name="P1" svg:width="1.1413in" svg:height="1.1138in" svg:x="3.1303in" svg:y="0.1799in" draw:caption-point-x="-0.2402in" draw:caption-point-y="0.5945in">
              <dc:date>2013-06-11T00:00:00</dc:date>
              <text:p text:style-name="P1"><text:span text:style-name="T1">Тест на получение страницы рейтинга с рангами</text:span></text:p>
              <text:p text:style-name="P1"><text:span text:style-name="T1"/></text:p>
            </office:annotation>
            <text:p>Select test(<text:span text:style-name="T2">получение 3000 страниц рейтинга)</text:span></text:p>
          </table:table-cell>
          <table:table-cell table:style-name="ce4" office:value-type="string">
            <text:p>2.4</text:p>
          </table:table-cell>
          <table:table-cell table:style-name="ce4" office:value-type="float" office:value="20.87">
            <text:p>20.87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698142">
            <text:p>2698142</text:p>
          </table:table-cell>
          <table:table-cell table:style-name="ce4" office:value-type="float" office:value="3433165">
            <text:p>34331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ySQL, 5.5.31-MariaDB, XtraDB(innodb), concurrency: 1</text:p>
          </table:table-cell>
          <table:table-cell table:style-name="ce5" table:number-columns-repeated="4"/>
          <table:table-cell table:number-columns-repeated="3"/>
        </table:table-row>
        <table:table-row table:style-name="ro1">
          <table:table-cell table:style-name="ce1" office:value-type="string">
            <text:p>Название теста</text:p>
          </table:table-cell>
          <table:table-cell office:value-type="string">
            <text:p>Время, с</text:p>
          </table:table-cell>
          <table:table-cell table:style-name="ce5" office:value-type="string">
            <text:p>CPU, %</text:p>
          </table:table-cell>
          <table:table-cell table:style-name="ce5" office:value-type="string">
            <text:p>CPU, user+system</text:p>
          </table:table-cell>
          <table:table-cell table:style-name="ce5" office:value-type="string">
            <text:p>I/O, read count</text:p>
          </table:table-cell>
          <table:table-cell table:style-name="ce5" office:value-type="string">
            <text:p>I/O, write count</text:p>
          </table:table-cell>
          <table:table-cell table:number-columns-repeated="3"/>
        </table:table-row>
        <table:table-row table:style-name="ro2">
          <table:table-cell table:style-name="ce2" office:value-type="string">
            <office:annotation draw:style-name="gr1" draw:text-style-name="P1" svg:width="1.1413in" svg:height="0.5965in" svg:x="3.1303in" svg:y="0.9673in" draw:caption-point-x="-0.2402in" draw:caption-point-y="0.3815in">
              <dc:date>2013-06-11T00:00:00</dc:date>
              <text:p text:style-name="P1"><text:span text:style-name="T1">Вставка начального набора данных</text:span></text:p>
            </office:annotation>
            <text:p>Insert test(<text:span text:style-name="T2">вставка 100000 записей)</text:span></text:p>
          </table:table-cell>
          <table:table-cell office:value-type="string">
            <text:p>113.1</text:p>
          </table:table-cell>
          <table:table-cell table:style-name="ce5" office:value-type="float" office:value="20.74">
            <text:p>20.74</text:p>
          </table:table-cell>
          <table:table-cell table:style-name="ce5" office:value-type="float" office:value="238.12">
            <text:p>238.12</text:p>
          </table:table-cell>
          <table:table-cell table:style-name="ce5" office:value-type="float" office:value="83672040">
            <text:p>83672040</text:p>
          </table:table-cell>
          <table:table-cell table:style-name="ce5" office:value-type="float" office:value="820308156">
            <text:p>820308156</text:p>
          </table:table-cell>
          <table:table-cell table:number-columns-repeated="3"/>
        </table:table-row>
        <table:table-row table:style-name="ro2">
          <table:table-cell table:style-name="ce2" office:value-type="string">
            <office:annotation draw:style-name="gr1" draw:text-style-name="P1" svg:width="1.1413in" svg:height="0.7689in" svg:x="2.9028in" svg:y="2.1008in" draw:caption-point-x="-0.0126in" draw:caption-point-y="-0.5555in">
              <dc:date>2013-06-11T00:00:00</dc:date>
              <text:p text:style-name="P1"><text:span text:style-name="T1">Тест на обновление добавленных данных</text:span></text:p>
            </office:annotation>
            <text:p>Update testt(<text:span text:style-name="T2">обновление 100000 записей)</text:span></text:p>
          </table:table-cell>
          <table:table-cell office:value-type="string">
            <text:p>125.2</text:p>
          </table:table-cell>
          <table:table-cell table:style-name="ce5" office:value-type="float" office:value="40.96">
            <text:p>40.96</text:p>
          </table:table-cell>
          <table:table-cell table:style-name="ce5" office:value-type="float" office:value="281.86">
            <text:p>281.86</text:p>
          </table:table-cell>
          <table:table-cell table:style-name="ce5" office:value-type="float" office:value="80303027">
            <text:p>80303027</text:p>
          </table:table-cell>
          <table:table-cell table:style-name="ce5" office:value-type="float" office:value="1899345656">
            <text:p>1899345656</text:p>
          </table:table-cell>
          <table:table-cell table:number-columns-repeated="3"/>
        </table:table-row>
        <table:table-row table:style-name="ro2">
          <table:table-cell table:style-name="ce2" office:value-type="string">
            <office:annotation draw:style-name="gr1" draw:text-style-name="P1" svg:width="1.1413in" svg:height="1.1138in" svg:x="3.1303in" svg:y="1.1323in" draw:caption-point-x="-0.2402in" draw:caption-point-y="0.6098in">
              <dc:date>2013-06-11T00:00:00</dc:date>
              <text:p text:style-name="P1"><text:span text:style-name="T1">Тест на получение страницы рейтинга с рангами</text:span></text:p>
              <text:p text:style-name="P1"><text:span text:style-name="T1"/></text:p>
            </office:annotation>
            <text:p>Select test(<text:span text:style-name="T2">получение 3000 страниц рейтинга)</text:span></text:p>
          </table:table-cell>
          <table:table-cell table:style-name="ce6" office:value-type="string">
            <text:p>559.5</text:p>
          </table:table-cell>
          <table:table-cell table:style-name="ce5" office:value-type="float" office:value="121.82">
            <text:p>121.82</text:p>
          </table:table-cell>
          <table:table-cell table:style-name="ce5" office:value-type="float" office:value="2774.44">
            <text:p>2774.44</text:p>
          </table:table-cell>
          <table:table-cell table:style-name="ce5" office:value-type="float" office:value="7357505380">
            <text:p>7357505380</text:p>
          </table:table-cell>
          <table:table-cell table:style-name="ce5" office:value-type="float" office:value="10036059374">
            <text:p>10036059374</text:p>
          </table:table-cell>
          <table:table-cell table:number-columns-repeated="3"/>
        </table:table-row>
        <table:table-row table:style-name="ro2">
          <table:table-cell office:value-type="string">
            <text:p><text:span text:style-name="T3">Select test</text:span> с правильным индексом</text:p>
          </table:table-cell>
          <table:table-cell table:style-name="ce7" office:value-type="float" office:value="60.75">
            <text:p>60.75</text:p>
          </table:table-cell>
          <table:table-cell table:style-name="ce7" office:value-type="float" office:value="34.74">
            <text:p>34.74</text:p>
          </table:table-cell>
          <table:table-cell table:style-name="ce7" office:value-type="float" office:value="110.29">
            <text:p>110.29</text:p>
          </table:table-cell>
          <table:table-cell table:style-name="ce7" office:value-type="float" office:value="92215574">
            <text:p>92215574</text:p>
          </table:table-cell>
          <table:table-cell table:style-name="ce9" office:value-type="float" office:value="7514047">
            <text:p>751404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На <text:span text:style-name="T3">Insert test</text:span> redis быстрее MySQL в </text:p>
          </table:table-cell>
          <table:table-cell table:style-name="ce8" table:formula="of:=[.B8]/[.B3]" office:value-type="float" office:value="4.48809523809524">
            <text:p>4.4880952381</text:p>
          </table:table-cell>
          <table:table-cell office:value-type="string">
            <text:p>раза</text:p>
          </table:table-cell>
          <table:table-cell table:number-columns-repeated="6"/>
        </table:table-row>
        <table:table-row table:style-name="ro2">
          <table:table-cell office:value-type="string">
            <text:p>На <text:span text:style-name="T3">Update test</text:span> redis быстрее MySQL в </text:p>
          </table:table-cell>
          <table:table-cell table:style-name="ce8" table:formula="of:=[.B9]/[.B4]" office:value-type="float" office:value="4.8715953307393">
            <text:p>4.8715953307</text:p>
          </table:table-cell>
          <table:table-cell office:value-type="string">
            <text:p>раза</text:p>
          </table:table-cell>
          <table:table-cell table:number-columns-repeated="6"/>
        </table:table-row>
        <table:table-row table:style-name="ro2">
          <table:table-cell office:value-type="string">
            <text:p>На <text:span text:style-name="T3">Select test</text:span> redis быстрее MySQL в </text:p>
          </table:table-cell>
          <table:table-cell table:style-name="ce8" table:formula="of:=[.B10]/[.B5]" office:value-type="float" office:value="233.125">
            <text:p>233.125</text:p>
          </table:table-cell>
          <table:table-cell office:value-type="string">
            <text:p>раза</text:p>
          </table:table-cell>
          <table:table-cell table:number-columns-repeated="6"/>
        </table:table-row>
        <table:table-row table:style-name="ro3">
          <table:table-cell office:value-type="string">
            <text:p>В случае с постоением правильного индекса</text:p>
            <text:p>На <text:span text:style-name="T3">Select test </text:span>redis быстрее MySQL в </text:p>
          </table:table-cell>
          <table:table-cell table:style-name="ce8" table:formula="of:=[.B11]/[.B5]" office:value-type="float" office:value="25.3125">
            <text:p>25.3125</text:p>
          </table:table-cell>
          <table:table-cell office:value-type="string">
            <text:p>раза</text:p>
          </table:table-cell>
          <table:table-cell table:number-columns-repeated="6"/>
        </table:table-row>
      </table:table>
      <table:table table:name="Тест на данных различного размера" table:style-name="ta1">
        <table:shapes>
          <draw:frame draw:z-index="0" draw:style-name="gr2" draw:text-style-name="P2" svg:width="4.9358in" svg:height="4.2701in" svg:x="12.4228in" svg:y="0in">
            <draw:object draw:notify-on-update-of-ranges="'Тест на данных различного размера'.H4:'Тест на данных различного размера'.H7 'Тест на данных различного размера'.B2:'Тест на данных различного размера'.B2 'Тест на данных различного размера'.C4:'Тест на данных различного размера'.C7 'Тест на данных различного размера'.D2:'Тест на данных различного размера'.D2 'Тест на данных различного размера'.E4:'Тест на данных различного размера'.E7 'Тест на данных различного размера'.F2:'Тест на данных различного размера'.F2 'Тест на данных различного размера'.G4:'Тест на данных различного размера'.G7" xlink:href="./Object 1" xlink:type="simple" xlink:show="embed" xlink:actuate="onLoad"/>
            <draw:image xlink:href="./ObjectReplacements/Object 1" xlink:type="simple" xlink:show="embed" xlink:actuate="onLoad"/>
            <svg:title>Redis </svg:title>
          </draw:frame>
          <draw:frame draw:z-index="1" draw:style-name="gr2" draw:text-style-name="P2" svg:width="6.7008in" svg:height="4.2732in" svg:x="12.9976in" svg:y="5.1008in">
            <draw:object draw:notify-on-update-of-ranges="'Тест на данных различного размера'.H4:'Тест на данных различного размера'.H7 'Тест на данных различного размера'.A28:'Тест на данных различного размера'.A28 'Тест на данных различного размера'.B4:'Тест на данных различного размера'.B7 'Тест на данных различного размера'.B28:'Тест на данных различного размера'.B28 'Тест на данных различного размера'.B22:'Тест на данных различного размера'.B25 'Тест на данных различного размера'.C28:'Тест на данных различного размера'.C28 'Тест на данных различного размера'.B13:'Тест на данных различного размера'.B16" xlink:href="./Object 2" xlink:type="simple" xlink:show="embed" xlink:actuate="onLoad"/>
            <draw:image xlink:href="./ObjectReplacements/Object 2" xlink:type="simple" xlink:show="embed" xlink:actuate="onLoad"/>
            <svg:title>Redis </svg:titl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row table:style-name="ro1">
          <table:table-cell table:style-name="ce1"/>
          <table:table-cell office:value-type="string">
            <text:p>Redis, 2.6.13-2, concurrency: 1</text:p>
          </table:table-cell>
          <table:table-cell table:number-columns-repeated="6"/>
        </table:table-row>
        <table:table-row table:style-name="ro1">
          <table:table-cell office:value-type="string">
            <text:p>Количество записей</text:p>
          </table:table-cell>
          <table:table-cell office:value-type="string">
            <text:p>Insert test</text:p>
          </table:table-cell>
          <table:table-cell office:value-type="string">
            <text:p>(вставка 100000 записей)</text:p>
          </table:table-cell>
          <table:table-cell office:value-type="string">
            <text:p>Update test</text:p>
          </table:table-cell>
          <table:table-cell office:value-type="string">
            <text:p>(обновление 100000 записей)</text:p>
          </table:table-cell>
          <table:table-cell office:value-type="string">
            <text:p>Select test</text:p>
          </table:table-cell>
          <table:table-cell office:value-type="string">
            <text:p>(получение 1000 страниц рейтинга 30 игроками)</text:p>
          </table:table-cell>
          <table:table-cell/>
        </table:table-row>
        <table:table-row table:style-name="ro1">
          <table:table-cell/>
          <table:table-cell office:value-type="string">
            <text:p>Время, с</text:p>
          </table:table-cell>
          <table:table-cell office:value-type="string">
            <text:p>Рост по времени</text:p>
          </table:table-cell>
          <table:table-cell office:value-type="string">
            <text:p>Время, с</text:p>
          </table:table-cell>
          <table:table-cell office:value-type="string">
            <text:p>Рост по времени</text:p>
          </table:table-cell>
          <table:table-cell office:value-type="string">
            <text:p>Время, с</text:p>
          </table:table-cell>
          <table:table-cell office:value-type="string">
            <text:p>Рост по времени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float" office:value="27.06">
            <text:p>27.06</text:p>
          </table:table-cell>
          <table:table-cell table:formula="of:=[.B4]/[.$B$4]" office:value-type="float" office:value="1">
            <text:p>1</text:p>
          </table:table-cell>
          <table:table-cell office:value-type="float" office:value="25.97">
            <text:p>25.97</text:p>
          </table:table-cell>
          <table:table-cell table:formula="of:=[.D4]/[.$D$4]" office:value-type="float" office:value="1">
            <text:p>1</text:p>
          </table:table-cell>
          <table:table-cell office:value-type="float" office:value="26.73">
            <text:p>26.73</text:p>
          </table:table-cell>
          <table:table-cell table:formula="of:=[.F4]/[.$F$4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0K</text:p>
          </table:table-cell>
          <table:table-cell office:value-type="float" office:value="54.75">
            <text:p>54.75</text:p>
          </table:table-cell>
          <table:table-cell table:formula="of:=[.B5]/[.$B$4]" office:value-type="float" office:value="2.02328159645233">
            <text:p>2.0232815965</text:p>
          </table:table-cell>
          <table:table-cell office:value-type="float" office:value="55.05">
            <text:p>55.05</text:p>
          </table:table-cell>
          <table:table-cell table:formula="of:=[.D5]/[.$D$4]" office:value-type="float" office:value="2.11975356180208">
            <text:p>2.1197535618</text:p>
          </table:table-cell>
          <table:table-cell office:value-type="float" office:value="26.45">
            <text:p>26.45</text:p>
          </table:table-cell>
          <table:table-cell table:formula="of:=[.F5]/[.$F$4]" office:value-type="float" office:value="0.989524878413767">
            <text:p>0.989524878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00K</text:p>
          </table:table-cell>
          <table:table-cell office:value-type="float" office:value="110.49">
            <text:p>110.49</text:p>
          </table:table-cell>
          <table:table-cell table:formula="of:=[.B6]/[.$B$4]" office:value-type="float" office:value="4.08314855875832">
            <text:p>4.0831485588</text:p>
          </table:table-cell>
          <table:table-cell office:value-type="float" office:value="111.13">
            <text:p>111.13</text:p>
          </table:table-cell>
          <table:table-cell table:formula="of:=[.D6]/[.$D$4]" office:value-type="float" office:value="4.27916827108202">
            <text:p>4.2791682711</text:p>
          </table:table-cell>
          <table:table-cell office:value-type="float" office:value="26.64">
            <text:p>26.64</text:p>
          </table:table-cell>
          <table:table-cell table:formula="of:=[.F6]/[.$F$4]" office:value-type="float" office:value="0.996632996632997">
            <text:p>0.996632996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800K</text:p>
          </table:table-cell>
          <table:table-cell office:value-type="float" office:value="221.75">
            <text:p>221.75</text:p>
          </table:table-cell>
          <table:table-cell table:formula="of:=[.B7]/[.$B$4]" office:value-type="float" office:value="8.19475240206948">
            <text:p>8.1947524021</text:p>
          </table:table-cell>
          <table:table-cell office:value-type="float" office:value="221.43">
            <text:p>221.43</text:p>
          </table:table-cell>
          <table:table-cell table:formula="of:=[.D7]/[.$D$4]" office:value-type="float" office:value="8.5263765883712">
            <text:p>8.5263765884</text:p>
          </table:table-cell>
          <table:table-cell office:value-type="float" office:value="26.58">
            <text:p>26.58</text:p>
          </table:table-cell>
          <table:table-cell table:formula="of:=[.F7]/[.$F$4]" office:value-type="float" office:value="0.994388327721661">
            <text:p>0.9943883277</text:p>
          </table:table-cell>
          <table:table-cell office:value-type="float" office:value="8">
            <text:p>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/>
          <table:table-cell office:value-type="string">
            <text:p>MySQL, 5.5.31-MariaDB, MyISAM, concurrency: 1, query_cache+</text:p>
          </table:table-cell>
          <table:table-cell table:number-columns-repeated="6"/>
        </table:table-row>
        <table:table-row table:style-name="ro1">
          <table:table-cell office:value-type="string">
            <text:p>Количество записей</text:p>
          </table:table-cell>
          <table:table-cell office:value-type="string">
            <text:p>Insert test(вставка 100000 записей)</text:p>
          </table:table-cell>
          <table:table-cell/>
          <table:table-cell office:value-type="string">
            <text:p>Update testt(обновление 100000 записей)</text:p>
          </table:table-cell>
          <table:table-cell/>
          <table:table-cell office:value-type="string">
            <text:p>Select test(получение 30000 страниц рейтинга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Время, с</text:p>
          </table:table-cell>
          <table:table-cell office:value-type="string">
            <text:p>Рост по времени</text:p>
          </table:table-cell>
          <table:table-cell office:value-type="string">
            <text:p>Время, с</text:p>
          </table:table-cell>
          <table:table-cell office:value-type="string">
            <text:p>Рост по времени</text:p>
          </table:table-cell>
          <table:table-cell office:value-type="string">
            <text:p>Время, с</text:p>
          </table:table-cell>
          <table:table-cell office:value-type="string">
            <text:p>Рост по времени</text:p>
          </table:table-cell>
          <table:table-cell/>
        </table:table-row>
        <table:table-row table:style-name="ro1">
          <table:table-cell office:value-type="string">
            <text:p>100K</text:p>
          </table:table-cell>
          <table:table-cell office:value-type="float" office:value="110.26">
            <text:p>110.26</text:p>
          </table:table-cell>
          <table:table-cell table:formula="of:=[.B13]/[.$B$13]" office:value-type="float" office:value="1">
            <text:p>1</text:p>
          </table:table-cell>
          <table:table-cell office:value-type="float" office:value="118.84">
            <text:p>118.84</text:p>
          </table:table-cell>
          <table:table-cell table:formula="of:=[.D13]/[.$D$13]" office:value-type="float" office:value="1">
            <text:p>1</text:p>
          </table:table-cell>
          <table:table-cell office:value-type="float" office:value="54.03">
            <text:p>54.03</text:p>
          </table:table-cell>
          <table:table-cell table:formula="of:=[.F13]/[.$F$13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0K</text:p>
          </table:table-cell>
          <table:table-cell office:value-type="float" office:value="219.58">
            <text:p>219.58</text:p>
          </table:table-cell>
          <table:table-cell table:formula="of:=[.B14]/[.$B$13]" office:value-type="float" office:value="1.99147469617268">
            <text:p>1.9914746962</text:p>
          </table:table-cell>
          <table:table-cell office:value-type="float" office:value="240.18">
            <text:p>240.18</text:p>
          </table:table-cell>
          <table:table-cell table:formula="of:=[.D14]/[.$D$13]" office:value-type="float" office:value="2.02103668798384">
            <text:p>2.021036688</text:p>
          </table:table-cell>
          <table:table-cell office:value-type="float" office:value="54.66">
            <text:p>54.66</text:p>
          </table:table-cell>
          <table:table-cell table:formula="of:=[.F14]/[.$F$13]" office:value-type="float" office:value="1.01166018878401">
            <text:p>1.0116601888</text:p>
          </table:table-cell>
          <table:table-cell/>
        </table:table-row>
        <table:table-row table:style-name="ro1">
          <table:table-cell office:value-type="string">
            <text:p>400K</text:p>
          </table:table-cell>
          <table:table-cell office:value-type="float" office:value="443.63">
            <text:p>443.63</text:p>
          </table:table-cell>
          <table:table-cell table:formula="of:=[.B15]/[.$B$13]" office:value-type="float" office:value="4.02348993288591">
            <text:p>4.0234899329</text:p>
          </table:table-cell>
          <table:table-cell office:value-type="float" office:value="484.76">
            <text:p>484.76</text:p>
          </table:table-cell>
          <table:table-cell table:formula="of:=[.D15]/[.$D$13]" office:value-type="float" office:value="4.07909794681925">
            <text:p>4.0790979468</text:p>
          </table:table-cell>
          <table:table-cell office:value-type="float" office:value="54.95">
            <text:p>54.95</text:p>
          </table:table-cell>
          <table:table-cell table:formula="of:=[.F15]/[.$F$13]" office:value-type="float" office:value="1.01702757727189">
            <text:p>1.0170275773</text:p>
          </table:table-cell>
          <table:table-cell/>
        </table:table-row>
        <table:table-row table:style-name="ro1">
          <table:table-cell office:value-type="string">
            <text:p>800K</text:p>
          </table:table-cell>
          <table:table-cell office:value-type="float" office:value="886.16">
            <text:p>886.16</text:p>
          </table:table-cell>
          <table:table-cell table:formula="of:=[.B16]/[.$B$13]" office:value-type="float" office:value="8.03700344639942">
            <text:p>8.0370034464</text:p>
          </table:table-cell>
          <table:table-cell office:value-type="float" office:value="970.36">
            <text:p>970.36</text:p>
          </table:table-cell>
          <table:table-cell table:formula="of:=[.D16]/[.$D$13]" office:value-type="float" office:value="8.16526422080108">
            <text:p>8.1652642208</text:p>
          </table:table-cell>
          <table:table-cell office:value-type="float" office:value="54.52">
            <text:p>54.52</text:p>
          </table:table-cell>
          <table:table-cell table:formula="of:=[.F16]/[.$F$13]" office:value-type="float" office:value="1.0090690357209">
            <text:p>1.0090690357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/>
          <table:table-cell office:value-type="string">
            <text:p>MySQL, 5.5.31-MariaDB, XtraDB(innodb), concurrency: 1, query_cache-</text:p>
          </table:table-cell>
          <table:table-cell table:number-columns-repeated="6"/>
        </table:table-row>
        <table:table-row table:style-name="ro1">
          <table:table-cell office:value-type="string">
            <text:p>Количество записей</text:p>
          </table:table-cell>
          <table:table-cell office:value-type="string">
            <text:p>Insert test(вставка 100000 записей)</text:p>
          </table:table-cell>
          <table:table-cell/>
          <table:table-cell office:value-type="string">
            <text:p>Update testt(обновление 100000 записей)</text:p>
          </table:table-cell>
          <table:table-cell/>
          <table:table-cell office:value-type="string">
            <text:p>Select test(получение 30000 страниц рейтинга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Время, с</text:p>
          </table:table-cell>
          <table:table-cell office:value-type="string">
            <text:p>Рост по времени</text:p>
          </table:table-cell>
          <table:table-cell office:value-type="string">
            <text:p>Время, с</text:p>
          </table:table-cell>
          <table:table-cell office:value-type="string">
            <text:p>Рост по времени</text:p>
          </table:table-cell>
          <table:table-cell office:value-type="string">
            <text:p>Время, с</text:p>
          </table:table-cell>
          <table:table-cell office:value-type="string">
            <text:p>Рост по времени</text:p>
          </table:table-cell>
          <table:table-cell/>
        </table:table-row>
        <table:table-row table:style-name="ro1">
          <table:table-cell office:value-type="string">
            <text:p>100K</text:p>
          </table:table-cell>
          <table:table-cell/>
          <table:table-cell table:formula="of:=[.B22]/[.$B$22]" office:value-type="float" office:value="0">
            <text:p>#DIV/0!</text:p>
          </table:table-cell>
          <table:table-cell/>
          <table:table-cell table:formula="of:=[.D22]/[.$D$22]" office:value-type="float" office:value="0">
            <text:p>#DIV/0!</text:p>
          </table:table-cell>
          <table:table-cell/>
          <table:table-cell table:formula="of:=[.F22]/[.$F$22]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200K</text:p>
          </table:table-cell>
          <table:table-cell/>
          <table:table-cell table:formula="of:=[.B23]/[.$B$22]" office:value-type="float" office:value="0">
            <text:p>#DIV/0!</text:p>
          </table:table-cell>
          <table:table-cell/>
          <table:table-cell table:formula="of:=[.D23]/[.$D$22]" office:value-type="float" office:value="0">
            <text:p>#DIV/0!</text:p>
          </table:table-cell>
          <table:table-cell/>
          <table:table-cell table:formula="of:=[.F23]/[.$F$22]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400K</text:p>
          </table:table-cell>
          <table:table-cell/>
          <table:table-cell table:formula="of:=[.B24]/[.$B$22]" office:value-type="float" office:value="0">
            <text:p>#DIV/0!</text:p>
          </table:table-cell>
          <table:table-cell/>
          <table:table-cell table:formula="of:=[.D24]/[.$D$22]" office:value-type="float" office:value="0">
            <text:p>#DIV/0!</text:p>
          </table:table-cell>
          <table:table-cell/>
          <table:table-cell table:formula="of:=[.F24]/[.$F$22]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800K</text:p>
          </table:table-cell>
          <table:table-cell/>
          <table:table-cell table:formula="of:=[.B25]/[.$B$22]" office:value-type="float" office:value="0">
            <text:p>#DIV/0!</text:p>
          </table:table-cell>
          <table:table-cell/>
          <table:table-cell table:formula="of:=[.D25]/[.$D$22]" office:value-type="float" office:value="0">
            <text:p>#DIV/0!</text:p>
          </table:table-cell>
          <table:table-cell/>
          <table:table-cell table:formula="of:=[.F25]/[.$F$22]" office:value-type="float" office:value="0">
            <text:p>#DIV/0!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Redis</text:p>
          </table:table-cell>
          <table:table-cell office:value-type="string">
            <text:p>Mysql, Xtradb(innodb)</text:p>
          </table:table-cell>
          <table:table-cell office:value-type="string">
            <text:p>MySQl, MyIsam</text:p>
          </table:table-cell>
          <table:table-cell table:number-columns-repeated="5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style-name="ce2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4">
          <table:table-cell office:value-type="string">
            <text:p>На <text:span text:style-name="T3">Insert test</text:span> redis быстрее MySQL в </text:p>
          </table:table-cell>
          <table:table-cell table:style-name="ce8" table:formula="of:=[.B35]/[.B3]" office:value-type="float" office:value="0">
            <text:p>#ЗНАЧЕН!</text:p>
          </table:table-cell>
          <table:table-cell table:style-name="ce8"/>
          <table:table-cell office:value-type="string">
            <text:p>раза</text:p>
          </table:table-cell>
          <table:table-cell table:number-columns-repeated="4"/>
        </table:table-row>
        <table:table-row table:style-name="ro4">
          <table:table-cell office:value-type="string">
            <text:p>На <text:span text:style-name="T3">Update test</text:span> redis быстрее MySQL в </text:p>
          </table:table-cell>
          <table:table-cell table:style-name="ce8" table:formula="of:=[.B36]/[.F4]" office:value-type="float" office:value="0">
            <text:p>0</text:p>
          </table:table-cell>
          <table:table-cell table:style-name="ce8"/>
          <table:table-cell office:value-type="string">
            <text:p>раза</text:p>
          </table:table-cell>
          <table:table-cell table:number-columns-repeated="4"/>
        </table:table-row>
        <table:table-row table:style-name="ro4">
          <table:table-cell office:value-type="string">
            <text:p>На <text:span text:style-name="T3">Select test</text:span> redis быстрее MySQL в </text:p>
          </table:table-cell>
          <table:table-cell table:style-name="ce8" table:formula="of:=[.B37]/[.B5]" office:value-type="float" office:value="0">
            <text:p>0</text:p>
          </table:table-cell>
          <table:table-cell table:style-name="ce8"/>
          <table:table-cell office:value-type="string">
            <text:p>раза</text:p>
          </table:table-cell>
          <table:table-cell table:number-columns-repeated="4"/>
        </table:table-row>
      </table:table>
      <table:table table:name="Асимптотическая оценка " table:style-name="ta1">
        <table:table-column table:style-name="co17" table:default-cell-style-name="ce2"/>
        <table:table-column table:style-name="co10" table:number-columns-repeated="2" table:default-cell-style-name="ce1"/>
        <table:table-row table:style-name="ro5">
          <table:table-cell table:style-name="ce10" office:value-type="string">
            <text:p>Асимптотический анализ операций над рейтингом</text:p>
          </table:table-cell>
          <table:table-cell table:number-columns-repeated="2"/>
        </table:table-row>
        <table:table-row table:style-name="ro1">
          <table:table-cell table:style-name="ce1" office:value-type="string">
            <text:p>Операция</text:p>
          </table:table-cell>
          <table:table-cell office:value-type="string">
            <text:p>Redis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string">
            <text:p>Добавить новую запись</text:p>
          </table:table-cell>
          <table:table-cell office:value-type="string">
            <text:p>O(log(n))</text:p>
          </table:table-cell>
          <table:table-cell office:value-type="string">
            <text:p>~O(1)</text:p>
          </table:table-cell>
        </table:table-row>
        <table:table-row table:style-name="ro1">
          <table:table-cell office:value-type="string">
            <text:p>Обновить существующую запись</text:p>
          </table:table-cell>
          <table:table-cell office:value-type="string">
            <text:p>O(log(n))</text:p>
          </table:table-cell>
          <table:table-cell office:value-type="string">
            <text:p>~O(1)</text:p>
          </table:table-cell>
        </table:table-row>
        <table:table-row table:style-name="ro1">
          <table:table-cell office:value-type="string">
            <text:p>Получить страницу рейтинга</text:p>
          </table:table-cell>
          <table:table-cell office:value-type="string">
            <text:p>O(log(n))</text:p>
          </table:table-cell>
          <table:table-cell table:style-name="ce11" office:value-type="string">
            <text:p>~O(n*log(n))</text:p>
          </table:table-cell>
        </table:table-row>
      </table:table>
      <table:table table:name="Доп. параметры сравнения" table:style-name="ta1"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Параметр</text:p>
          </table:table-cell>
          <table:table-cell office:value-type="string">
            <text:p>MySQL 5.5, Xtradb(innodb)</text:p>
          </table:table-cell>
          <table:table-cell office:value-type="string">
            <text:p>Redis 2.6.13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1.1413in" svg:height="0.2516in" svg:x="3.9346in" svg:y="0in" draw:caption-point-x="-0.2402in" draw:caption-point-y="0.1925in">
              <dc:date>2013-06-26T00:00:00</dc:date>
              <text:p text:style-name="P1"><text:span text:style-name="T1">Du -b</text:span></text:p>
            </office:annotation>
            <text:p>Размер файлов на диске(10**6 участников, KiB)</text:p>
          </table:table-cell>
          <table:table-cell office:value-type="float" office:value="126989">
            <text:p>126989</text:p>
          </table:table-cell>
          <table:table-cell office:value-type="float" office:value="11556">
            <text:p>11556</text:p>
          </table:table-cell>
          <table:table-cell table:number-columns-repeated="2"/>
        </table:table-row>
        <table:table-row table:style-name="ro1">
          <table:table-cell office:value-type="string">
            <text:p>Размер данных в памяти((10**6 участников, KiB)</text:p>
          </table:table-cell>
          <table:table-cell office:value-type="float" office:value="115248">
            <office:annotation draw:style-name="gr1" draw:text-style-name="P1" svg:width="1.1413in" svg:height="0.7689in" svg:x="6.0248in" svg:y="0in" draw:caption-point-x="-0.2402in" draw:caption-point-y="0.3815in">
              <dc:date>2013-06-26T00:00:00</dc:date>
              <text:p text:style-name="P1"><text:span text:style-name="T1">show table status, Data_length + Index_length</text:span></text:p>
            </office:annotation>
            <text:p>115248</text:p>
          </table:table-cell>
          <table:table-cell office:value-type="float" office:value="11556">
            <office:annotation draw:style-name="gr1" draw:text-style-name="P1" svg:width="1.1413in" svg:height="0.424in" svg:x="6.9138in" svg:y="0in" draw:caption-point-x="-0.2402in" draw:caption-point-y="0.3815in">
              <dc:date>2013-06-26T00:00:00</dc:date>
              <text:p text:style-name="P1"><text:span text:style-name="T1">`debug object` output</text:span></text:p>
            </office:annotation>
            <text:p>1155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Данные в MySQL занимают в </text:p>
          </table:table-cell>
          <table:table-cell table:style-name="ce12" table:formula="of:=[.B2]/[.C2]" office:value-type="float" office:value="10.9890100380755">
            <text:p>10.9890100381</text:p>
          </table:table-cell>
          <table:table-cell office:value-type="string">
            <text:p>больше раз места на диске, чем в Redis</text:p>
          </table:table-cell>
          <table:table-cell table:number-columns-repeated="2"/>
        </table:table-row>
        <table:table-row table:style-name="ro1">
          <table:table-cell office:value-type="string">
            <text:p>Данные в MySQL занимают в </text:p>
          </table:table-cell>
          <table:table-cell table:style-name="ce12" table:formula="of:=[.B3]/[.C3]" office:value-type="float" office:value="9.9730010384216">
            <text:p>9.9730010384</text:p>
          </table:table-cell>
          <table:table-cell office:value-type="string">
            <text:p>больше раз места в ОЗУ, чем в Redis</text:p>
          </table:table-cell>
          <table:table-cell table:number-columns-repeated="2"/>
        </table:table-row>
      </table:table>
      <table:table table:name="Тест на конкуррентный доступ" table:style-name="ta1">
        <table:shapes>
          <draw:frame draw:z-index="0" draw:style-name="gr2" draw:text-style-name="P2" svg:width="6.0563in" svg:height="4.5154in" svg:x="1.285in" svg:y="4.2457in">
            <draw:object draw:notify-on-update-of-ranges="'Тест на конкуррентный доступ'.A5:'Тест на конкуррентный доступ'.A10 'Тест на конкуррентный доступ'.B2:'Тест на конкуррентный доступ'.B2 'Тест на конкуррентный доступ'.C5:'Тест на конкуррентный доступ'.C10 'Тест на конкуррентный доступ'.B13:'Тест на конкуррентный доступ'.B13 'Тест на конкуррентный доступ'.C16:'Тест на конкуррентный доступ'.C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row table:style-name="ro1">
          <table:table-cell office:value-type="string">
            <text:p>Количество транзакций в тесте: </text:p>
          </table:table-cell>
          <table:table-cell/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ySQL, 5.5.31-MariaDB, XtraDB(innodb), update_test</text:p>
          </table:table-cell>
          <table:table-cell table:number-columns-repeated="5"/>
        </table:table-row>
        <table:table-row table:style-name="ro1">
          <table:table-cell office:value-type="string">
            <text:p>Конкуррентность</text:p>
          </table:table-cell>
          <table:table-cell office:value-type="string">
            <text:p>Время, с</text:p>
          </table:table-cell>
          <table:table-cell office:value-type="string">
            <text:p>Транзакций/сек</text:p>
          </table:table-cell>
          <table:table-cell office:value-type="string">
            <text:p>CPU%</text:p>
          </table:table-cell>
          <table:table-cell table:style-name="ce14" office:value-type="string">
            <text:p>CPU, user+system</text:p>
          </table:table-cell>
          <table:table-cell office:value-type="string">
            <text:p>I/O, read count</text:p>
          </table:table-cell>
          <table:table-cell office:value-type="string">
            <text:p>I/O, write coun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9.7">
            <text:p>59.7</text:p>
          </table:table-cell>
          <table:table-cell table:formula="of:=[.$C$1]/[.B4]" office:value-type="float" office:value="1675.0418760469">
            <text:p>1675.0418760469</text:p>
          </table:table-cell>
          <table:table-cell office:value-type="float" office:value="71.34">
            <text:p>71.34</text:p>
          </table:table-cell>
          <table:table-cell office:value-type="float" office:value="198.04">
            <text:p>198.04</text:p>
          </table:table-cell>
          <table:table-cell office:value-type="float" office:value="72145470">
            <text:p>72145470</text:p>
          </table:table-cell>
          <table:table-cell office:value-type="float" office:value="1723293531">
            <text:p>172329353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3.95">
            <text:p>73.95</text:p>
          </table:table-cell>
          <table:table-cell table:formula="of:=[.$C$1]/[.B5]" office:value-type="float" office:value="1352.26504394861">
            <text:p>1352.2650439486</text:p>
          </table:table-cell>
          <table:table-cell office:value-type="float" office:value="83.08">
            <text:p>83.08</text:p>
          </table:table-cell>
          <table:table-cell office:value-type="float" office:value="307.32">
            <text:p>307.32</text:p>
          </table:table-cell>
          <table:table-cell office:value-type="float" office:value="141908085">
            <text:p>141908085</text:p>
          </table:table-cell>
          <table:table-cell office:value-type="float" office:value="4452499504">
            <text:p>445249950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9.27">
            <text:p>79.27</text:p>
          </table:table-cell>
          <table:table-cell table:formula="of:=[.$C$1]/[.B6]" office:value-type="float" office:value="1261.51129052605">
            <text:p>1261.5112905261</text:p>
          </table:table-cell>
          <table:table-cell office:value-type="float" office:value="79.9">
            <text:p>79.9</text:p>
          </table:table-cell>
          <table:table-cell office:value-type="float" office:value="313.22">
            <text:p>313.22</text:p>
          </table:table-cell>
          <table:table-cell office:value-type="float" office:value="140390175">
            <text:p>140390175</text:p>
          </table:table-cell>
          <table:table-cell office:value-type="float" office:value="4816709568">
            <text:p>481670956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2.34">
            <text:p>92.34</text:p>
          </table:table-cell>
          <table:table-cell table:formula="of:=[.$C$1]/[.B7]" office:value-type="float" office:value="1082.95429932857">
            <text:p>1082.9542993286</text:p>
          </table:table-cell>
          <table:table-cell office:value-type="float" office:value="50.17">
            <text:p>50.17</text:p>
          </table:table-cell>
          <table:table-cell office:value-type="float" office:value="336.17">
            <text:p>336.17</text:p>
          </table:table-cell>
          <table:table-cell office:value-type="float" office:value="141909123">
            <text:p>141909123</text:p>
          </table:table-cell>
          <table:table-cell office:value-type="float" office:value="7234918173">
            <text:p>723491817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1.96">
            <text:p>91.96</text:p>
          </table:table-cell>
          <table:table-cell table:formula="of:=[.$C$1]/[.B8]" office:value-type="float" office:value="1087.42931709439">
            <text:p>1087.4293170944</text:p>
          </table:table-cell>
          <table:table-cell office:value-type="float" office:value="76.63">
            <text:p>76.63</text:p>
          </table:table-cell>
          <table:table-cell office:value-type="float" office:value="340.65">
            <text:p>340.65</text:p>
          </table:table-cell>
          <table:table-cell office:value-type="float" office:value="142056826">
            <text:p>142056826</text:p>
          </table:table-cell>
          <table:table-cell office:value-type="float" office:value="7522979020">
            <text:p>752297902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7.04">
            <text:p>87.04</text:p>
          </table:table-cell>
          <table:table-cell table:formula="of:=[.$C$1]/[.B9]" office:value-type="float" office:value="1148.89705882353">
            <text:p>1148.8970588235</text:p>
          </table:table-cell>
          <table:table-cell office:value-type="float" office:value="75.44">
            <text:p>75.44</text:p>
          </table:table-cell>
          <table:table-cell office:value-type="float" office:value="335.03">
            <text:p>335.03</text:p>
          </table:table-cell>
          <table:table-cell office:value-type="float" office:value="142351253">
            <text:p>142351253</text:p>
          </table:table-cell>
          <table:table-cell office:value-type="float" office:value="7005413808">
            <text:p>7005413808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79.55">
            <text:p>79.55</text:p>
          </table:table-cell>
          <table:table-cell table:formula="of:=[.$C$1]/[.B10]" office:value-type="float" office:value="1257.07102451289">
            <text:p>1257.0710245129</text:p>
          </table:table-cell>
          <table:table-cell office:value-type="float" office:value="91.54">
            <text:p>91.54</text:p>
          </table:table-cell>
          <table:table-cell office:value-type="float" office:value="329.07">
            <text:p>329.07</text:p>
          </table:table-cell>
          <table:table-cell office:value-type="float" office:value="138219199">
            <text:p>138219199</text:p>
          </table:table-cell>
          <table:table-cell office:value-type="float" office:value="6761373465">
            <text:p>676137346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Redis, 2.6.13-2, update_test</text:p>
          </table:table-cell>
          <table:table-cell table:number-columns-repeated="5"/>
        </table:table-row>
        <table:table-row table:style-name="ro1">
          <table:table-cell office:value-type="string">
            <text:p>Конкуррентность</text:p>
          </table:table-cell>
          <table:table-cell office:value-type="string">
            <text:p>Время, с</text:p>
          </table:table-cell>
          <table:table-cell office:value-type="string">
            <text:p>Транзакций/сек</text:p>
          </table:table-cell>
          <table:table-cell office:value-type="string">
            <text:p>CPU%</text:p>
          </table:table-cell>
          <table:table-cell table:style-name="ce14" office:value-type="string">
            <text:p>CPU, user+system</text:p>
          </table:table-cell>
          <table:table-cell office:value-type="string">
            <text:p>I/O, read count</text:p>
          </table:table-cell>
          <table:table-cell office:value-type="string">
            <text:p>I/O, write coun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.5">
            <text:p>21.5</text:p>
          </table:table-cell>
          <table:table-cell table:formula="of:=[.$C$1]/[.B15]" office:value-type="float" office:value="4651.16279069768">
            <text:p>4651.1627906977</text:p>
          </table:table-cell>
          <table:table-cell office:value-type="float" office:value="14.56">
            <text:p>14.56</text:p>
          </table:table-cell>
          <table:table-cell office:value-type="float" office:value="9.83">
            <text:p>9.83</text:p>
          </table:table-cell>
          <table:table-cell office:value-type="float" office:value="33846159">
            <text:p>33846159</text:p>
          </table:table-cell>
          <table:table-cell office:value-type="float" office:value="29596437">
            <text:p>2959643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.82">
            <text:p>14.82</text:p>
          </table:table-cell>
          <table:table-cell table:formula="of:=[.$C$1]/[.B16]" office:value-type="float" office:value="6747.6383265857">
            <text:p>6747.6383265857</text:p>
          </table:table-cell>
          <table:table-cell office:value-type="float" office:value="11.15">
            <text:p>11.15</text:p>
          </table:table-cell>
          <table:table-cell office:value-type="float" office:value="7.98">
            <text:p>7.98</text:p>
          </table:table-cell>
          <table:table-cell office:value-type="float" office:value="67868312">
            <text:p>67868312</text:p>
          </table:table-cell>
          <table:table-cell office:value-type="float" office:value="23521552">
            <text:p>2352155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4.73">
            <text:p>14.73</text:p>
          </table:table-cell>
          <table:table-cell table:formula="of:=[.$C$1]/[.B17]" office:value-type="float" office:value="6788.86625933469">
            <text:p>6788.8662593347</text:p>
          </table:table-cell>
          <table:table-cell table:style-name="ce13" office:value-type="string">
            <text:p>~10</text:p>
          </table:table-cell>
          <table:table-cell office:value-type="float" office:value="10.01">
            <text:p>10.01</text:p>
          </table:table-cell>
          <table:table-cell office:value-type="float" office:value="68779285">
            <text:p>68779285</text:p>
          </table:table-cell>
          <table:table-cell office:value-type="float" office:value="23687173">
            <text:p>2368717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4.98">
            <text:p>14.98</text:p>
          </table:table-cell>
          <table:table-cell table:formula="of:=[.$C$1]/[.B18]" office:value-type="float" office:value="6675.56742323098">
            <text:p>6675.567423231</text:p>
          </table:table-cell>
          <table:table-cell table:style-name="ce13" office:value-type="string">
            <text:p>~10</text:p>
          </table:table-cell>
          <table:table-cell office:value-type="float" office:value="4.19">
            <text:p>4.19</text:p>
          </table:table-cell>
          <table:table-cell office:value-type="float" office:value="68033254">
            <text:p>68033254</text:p>
          </table:table-cell>
          <table:table-cell office:value-type="float" office:value="35437861">
            <text:p>35437861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4.64">
            <text:p>14.64</text:p>
          </table:table-cell>
          <table:table-cell table:formula="of:=[.$C$1]/[.B19]" office:value-type="float" office:value="6830.60109289618">
            <text:p>6830.6010928962</text:p>
          </table:table-cell>
          <table:table-cell table:style-name="ce13" office:value-type="string">
            <text:p>~10</text:p>
          </table:table-cell>
          <table:table-cell office:value-type="float" office:value="8.83">
            <text:p>8.83</text:p>
          </table:table-cell>
          <table:table-cell office:value-type="float" office:value="68694608">
            <text:p>68694608</text:p>
          </table:table-cell>
          <table:table-cell office:value-type="float" office:value="23694853">
            <text:p>2369485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5.08">
            <text:p>15.08</text:p>
          </table:table-cell>
          <table:table-cell table:formula="of:=[.$C$1]/[.B20]" office:value-type="float" office:value="6631.29973474801">
            <text:p>6631.299734748</text:p>
          </table:table-cell>
          <table:table-cell table:style-name="ce13" office:value-type="string">
            <text:p>~10</text:p>
          </table:table-cell>
          <table:table-cell office:value-type="float" office:value="11.21">
            <text:p>11.21</text:p>
          </table:table-cell>
          <table:table-cell office:value-type="float" office:value="68724367">
            <text:p>68724367</text:p>
          </table:table-cell>
          <table:table-cell office:value-type="float" office:value="23706579">
            <text:p>23706579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14.96">
            <text:p>14.96</text:p>
          </table:table-cell>
          <table:table-cell table:formula="of:=[.$C$1]/[.B21]" office:value-type="float" office:value="6684.49197860963">
            <text:p>6684.4919786096</text:p>
          </table:table-cell>
          <table:table-cell table:style-name="ce13" office:value-type="string">
            <text:p>~10</text:p>
          </table:table-cell>
          <table:table-cell table:number-columns-repeated="3" office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 style:data-style-name="N2" text:time-value="0000-00-00T19:33:1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1T20:09:48</meta:creation-date>
    <dc:date>2013-06-26T19:40:09</dc:date>
    <meta:editing-duration>PT13H47M34S</meta:editing-duration>
    <meta:editing-cycles>136</meta:editing-cycles>
    <meta:generator>LibreOffice/4.0.3.3$Linux_X86_64 LibreOffice_project/400m0$Build-3</meta:generator>
    <meta:document-statistic meta:table-count="5" meta:cell-count="3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538cm" svg:height="10.847cm" xlink:href=".." xlink:type="simple" chart:class="chart:line" chart:style-name="ch1">
        <chart:legend svg:x="2.042cm" svg:y="1.128cm" style:legend-expansion="custom" chartooo:width="3.953cm" chartooo:height="2.928cm" style:legend-expansion-aspect-ratio="1.35006830601093" chart:style-name="ch2"/>
        <chart:plot-area chart:style-name="ch3" table:cell-range-address="'Тест на данных различного размера'.G4:'Тест на данных различного размера'.H7 'Тест на данных различного размера'.B2:'Тест на данных различного размера'.B2 'Тест на данных различного размера'.C4:'Тест на данных различного размера'.C7 'Тест на данных различного размера'.D2:'Тест на данных различного размера'.D2 'Тест на данных различного размера'.E4:'Тест на данных различного размера'.E7 'Тест на данных различного размера'.F2:'Тест на данных различного размера'.F2" chart:data-source-has-labels="both" svg:x="0.187cm" svg:y="1.103cm" svg:width="11.975cm" svg:height="8.899cm">
          <chartooo:coordinate-region svg:x="0.623cm" svg:y="1.329cm" svg:width="11.445cm" svg:height="7.973cm"/>
          <chart:axis chart:dimension="x" chart:name="primary-x" chart:style-name="ch4" chartooo:axis-type="auto">
            <chartooo:date-scale/>
            <chart:categories table:cell-range-address="'Тест на данных различного размера'.H4:'Тест на данных различного размера'.H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Тест на данных различного размера'.C4:'Тест на данных различного размера'.C7" chart:label-cell-address="'Тест на данных различного размера'.B2:'Тест на данных различного размера'.B2" chart:class="chart:line">
            <chart:data-point chart:repeated="4"/>
          </chart:series>
          <chart:series chart:style-name="ch7" chart:values-cell-range-address="'Тест на данных различного размера'.E4:'Тест на данных различного размера'.E7" chart:label-cell-address="'Тест на данных различного размера'.D2:'Тест на данных различного размера'.D2" chart:class="chart:line">
            <chart:data-point chart:repeated="4"/>
          </chart:series>
          <chart:series chart:style-name="ch8" chart:values-cell-range-address="'Тест на данных различного размера'.G4:'Тест на данных различного размера'.G7" chart:label-cell-address="'Тест на данных различного размера'.F2:'Тест на данных различного размера'.F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test</text:p>
                <draw:g>
                  <svg:desc>'Тест на данных различного размера'.B2:'Тест на данных различного размера'.B2</svg:desc>
                </draw:g>
              </table:table-cell>
              <table:table-cell office:value-type="string">
                <text:p>Update test</text:p>
                <draw:g>
                  <svg:desc>'Тест на данных различного размера'.D2:'Тест на данных различного размера'.D2</svg:desc>
                </draw:g>
              </table:table-cell>
              <table:table-cell office:value-type="string">
                <text:p>Select test</text:p>
                <draw:g>
                  <svg:desc>'Тест на данных различного размера'.F2:'Тест на данных различного размера'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Тест на данных различного размера'.H4:'Тест на данных различного размера'.H7</svg:desc>
                </draw:g>
              </table:table-cell>
              <table:table-cell office:value-type="float" office:value="1">
                <text:p>1</text:p>
                <draw:g>
                  <svg:desc>'Тест на данных различного размера'.C4:'Тест на данных различного размера'.C7</svg:desc>
                </draw:g>
              </table:table-cell>
              <table:table-cell office:value-type="float" office:value="1">
                <text:p>1</text:p>
                <draw:g>
                  <svg:desc>'Тест на данных различного размера'.E4:'Тест на данных различного размера'.E7</svg:desc>
                </draw:g>
              </table:table-cell>
              <table:table-cell office:value-type="float" office:value="1">
                <text:p>1</text:p>
                <draw:g>
                  <svg:desc>'Тест на данных различного размера'.G4:'Тест на данных различного размера'.G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2328159645233">
                <text:p>2.02328159645233</text:p>
              </table:table-cell>
              <table:table-cell office:value-type="float" office:value="2.11975356180208">
                <text:p>2.11975356180208</text:p>
              </table:table-cell>
              <table:table-cell office:value-type="float" office:value="0.989524878413767">
                <text:p>0.9895248784137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08314855875832">
                <text:p>4.08314855875832</text:p>
              </table:table-cell>
              <table:table-cell office:value-type="float" office:value="4.27916827108202">
                <text:p>4.27916827108202</text:p>
              </table:table-cell>
              <table:table-cell office:value-type="float" office:value="0.996632996632997">
                <text:p>0.9966329966329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.19475240206948">
                <text:p>8.19475240206948</text:p>
              </table:table-cell>
              <table:table-cell office:value-type="float" office:value="8.5263765883712">
                <text:p>8.5263765883712</text:p>
              </table:table-cell>
              <table:table-cell office:value-type="float" office:value="0.994388327721661">
                <text:p>0.9943883277216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21cm" svg:height="10.855cm" xlink:href=".." xlink:type="simple" chart:class="chart:line" chart:style-name="ch1">
        <chart:title svg:x="7.421cm" svg:y="0.352cm" chart:style-name="ch2">
          <text:p>Insert test</text:p>
        </chart:title>
        <chart:legend svg:x="2.772cm" svg:y="1.128cm" style:legend-expansion="custom" chartooo:width="5.366cm" chartooo:height="2.93cm" style:legend-expansion-aspect-ratio="1.83139931740614" chart:style-name="ch3"/>
        <chart:plot-area chart:style-name="ch4" table:cell-range-address="'Тест на данных различного размера'.H4:'Тест на данных различного размера'.H7 'Тест на данных различного размера'.A28:'Тест на данных различного размера'.C28 'Тест на данных различного размера'.B4:'Тест на данных различного размера'.B7 'Тест на данных различного размера'.B22:'Тест на данных различного размера'.B25 'Тест на данных различного размера'.B13:'Тест на данных различного размера'.B16" chart:data-source-has-labels="both" svg:x="-0.147cm" svg:y="1.103cm" svg:width="16.623cm" svg:height="8.902cm">
          <chartooo:coordinate-region svg:x="0.845cm" svg:y="1.329cm" svg:width="15.537cm" svg:height="7.976cm"/>
          <chart:axis chart:dimension="x" chart:name="primary-x" chart:style-name="ch5" chartooo:axis-type="auto">
            <chartooo:date-scale/>
            <chart:categories table:cell-range-address="'Тест на данных различного размера'.H4:'Тест на данных различного размера'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Тест на данных различного размера'.B4:'Тест на данных различного размера'.B7" chart:label-cell-address="'Тест на данных различного размера'.A28:'Тест на данных различного размера'.A28" chart:class="chart:line">
            <chart:data-point chart:repeated="4"/>
          </chart:series>
          <chart:series chart:style-name="ch8" chart:values-cell-range-address="'Тест на данных различного размера'.B22:'Тест на данных различного размера'.B25" chart:label-cell-address="'Тест на данных различного размера'.B28:'Тест на данных различного размера'.B28" chart:class="chart:line">
            <chart:data-point chart:repeated="4"/>
          </chart:series>
          <chart:series chart:style-name="ch9" chart:values-cell-range-address="'Тест на данных различного размера'.B13:'Тест на данных различного размера'.B16" chart:label-cell-address="'Тест на данных различного размера'.C28:'Тест на данных различного размера'.C28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is</text:p>
                <draw:g>
                  <svg:desc>'Тест на данных различного размера'.A28:'Тест на данных различного размера'.A28</svg:desc>
                </draw:g>
              </table:table-cell>
              <table:table-cell office:value-type="string">
                <text:p>Mysql, Xtradb(innodb)</text:p>
                <draw:g>
                  <svg:desc>'Тест на данных различного размера'.B28:'Тест на данных различного размера'.B28</svg:desc>
                </draw:g>
              </table:table-cell>
              <table:table-cell office:value-type="string">
                <text:p>MySQl, MyIsam</text:p>
                <draw:g>
                  <svg:desc>'Тест на данных различного размера'.C28:'Тест на данных различного размера'.C2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Тест на данных различного размера'.H4:'Тест на данных различного размера'.H7</svg:desc>
                </draw:g>
              </table:table-cell>
              <table:table-cell office:value-type="float" office:value="27.06">
                <text:p>27.06</text:p>
                <draw:g>
                  <svg:desc>'Тест на данных различного размера'.B4:'Тест на данных различного размера'.B7</svg:desc>
                </draw:g>
              </table:table-cell>
              <table:table-cell office:value-type="float" office:value="NaN">
                <text:p>NaN</text:p>
                <draw:g>
                  <svg:desc>'Тест на данных различного размера'.B22:'Тест на данных различного размера'.B25</svg:desc>
                </draw:g>
              </table:table-cell>
              <table:table-cell office:value-type="float" office:value="110.26">
                <text:p>110.26</text:p>
                <draw:g>
                  <svg:desc>'Тест на данных различного размера'.B13:'Тест на данных различного размера'.B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4.75">
                <text:p>54.75</text:p>
              </table:table-cell>
              <table:table-cell office:value-type="float" office:value="NaN">
                <text:p>NaN</text:p>
              </table:table-cell>
              <table:table-cell office:value-type="float" office:value="219.58">
                <text:p>219.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0.49">
                <text:p>110.49</text:p>
              </table:table-cell>
              <table:table-cell office:value-type="float" office:value="NaN">
                <text:p>NaN</text:p>
              </table:table-cell>
              <table:table-cell office:value-type="float" office:value="443.63">
                <text:p>443.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21.75">
                <text:p>221.75</text:p>
              </table:table-cell>
              <table:table-cell office:value-type="float" office:value="NaN">
                <text:p>NaN</text:p>
              </table:table-cell>
              <table:table-cell office:value-type="float" office:value="886.16">
                <text:p>886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84cm" svg:height="11.47cm" xlink:href=".." xlink:type="simple" chart:class="chart:line" chart:style-name="ch1">
        <chart:legend svg:x="4.498cm" svg:y="0.235cm" style:legend-expansion="custom" chartooo:width="6.715cm" chartooo:height="1.977cm" style:legend-expansion-aspect-ratio="3.39656044511887" chart:style-name="ch2"/>
        <chart:plot-area chart:style-name="ch3" table:cell-range-address="'Тест на конкуррентный доступ'.A5:'Тест на конкуррентный доступ'.A10 'Тест на конкуррентный доступ'.B2:'Тест на конкуррентный доступ'.B2 'Тест на конкуррентный доступ'.C5:'Тест на конкуррентный доступ'.C10 'Тест на конкуррентный доступ'.B13:'Тест на конкуррентный доступ'.B13 'Тест на конкуррентный доступ'.C16:'Тест на конкуррентный доступ'.C21" chart:data-source-has-labels="both" svg:x="0.716cm" svg:y="1.147cm" svg:width="14.453cm" svg:height="9.358cm">
          <chartooo:coordinate-region svg:x="1.708cm" svg:y="1.373cm" svg:width="12.996cm" svg:height="8.432cm"/>
          <chart:axis chart:dimension="x" chart:name="primary-x" chart:style-name="ch4" chartooo:axis-type="auto">
            <chartooo:date-scale/>
            <chart:title svg:x="6.959cm" svg:y="10.734cm" chart:style-name="ch5">
              <text:p>Concurrency</text:p>
            </chart:title>
            <chart:categories table:cell-range-address="'Тест на конкуррентный доступ'.A5:'Тест на конкуррентный доступ'.A10"/>
          </chart:axis>
          <chart:axis chart:dimension="y" chart:name="primary-y" chart:style-name="ch4">
            <chart:title svg:x="0cm" svg:y="6.227cm" chart:style-name="ch6">
              <text:p>TP/S</text:p>
            </chart:title>
            <chart:grid chart:style-name="ch7" chart:class="major"/>
          </chart:axis>
          <chart:series chart:style-name="ch8" chart:values-cell-range-address="'Тест на конкуррентный доступ'.C5:'Тест на конкуррентный доступ'.C10" chart:label-cell-address="'Тест на конкуррентный доступ'.B2:'Тест на конкуррентный доступ'.B2" chart:class="chart:line">
            <chart:data-point chart:repeated="6"/>
          </chart:series>
          <chart:series chart:style-name="ch9" chart:values-cell-range-address="'Тест на конкуррентный доступ'.C16:'Тест на конкуррентный доступ'.C21" chart:label-cell-address="'Тест на конкуррентный доступ'.B13:'Тест на конкуррентный доступ'.B1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SQL, 5.5.31-MariaDB, XtraDB(innodb), update_test</text:p>
                <draw:g>
                  <svg:desc>'Тест на конкуррентный доступ'.B2:'Тест на конкуррентный доступ'.B2</svg:desc>
                </draw:g>
              </table:table-cell>
              <table:table-cell office:value-type="string">
                <text:p>Redis, 2.6.13-2, update_test</text:p>
                <draw:g>
                  <svg:desc>'Тест на конкуррентный доступ'.B13:'Тест на конкуррентный доступ'.B13</svg:desc>
                </draw:g>
              </table:table-cell>
            </table:table-row>
          </table:table-header-rows>
          <table:table-rows>
            <table:table-row>
              <table:table-cell office:value-type="float" office:value="150">
                <text:p>150</text:p>
                <draw:g>
                  <svg:desc>'Тест на конкуррентный доступ'.A5:'Тест на конкуррентный доступ'.A10</svg:desc>
                </draw:g>
              </table:table-cell>
              <table:table-cell office:value-type="float" office:value="1352.26504394861">
                <text:p>1352.26504394861</text:p>
                <draw:g>
                  <svg:desc>'Тест на конкуррентный доступ'.C5:'Тест на конкуррентный доступ'.C10</svg:desc>
                </draw:g>
              </table:table-cell>
              <table:table-cell office:value-type="float" office:value="6747.6383265857">
                <text:p>6747.6383265857</text:p>
                <draw:g>
                  <svg:desc>'Тест на конкуррентный доступ'.C16:'Тест на конкуррентный доступ'.C21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61.51129052605">
                <text:p>1261.51129052605</text:p>
              </table:table-cell>
              <table:table-cell office:value-type="float" office:value="6788.86625933469">
                <text:p>6788.866259334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82.95429932857">
                <text:p>1082.95429932857</text:p>
              </table:table-cell>
              <table:table-cell office:value-type="float" office:value="6675.56742323098">
                <text:p>6675.5674232309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87.42931709439">
                <text:p>1087.42931709439</text:p>
              </table:table-cell>
              <table:table-cell office:value-type="float" office:value="6830.60109289618">
                <text:p>6830.6010928961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48.89705882353">
                <text:p>1148.89705882353</text:p>
              </table:table-cell>
              <table:table-cell office:value-type="float" office:value="6631.29973474801">
                <text:p>6631.2997347480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257.07102451289">
                <text:p>1257.07102451289</text:p>
              </table:table-cell>
              <table:table-cell office:value-type="float" office:value="6684.49197860963">
                <text:p>6684.491978609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